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97698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097698" officeooo:paragraph-rsid="00097698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rsid="000b42bb" officeooo:paragraph-rsid="000b42bb"/>
    </style:style>
    <style:style style:name="T1" style:family="text">
      <style:text-properties officeooo:rsid="000976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NUAL DE CONFIGURACION APPDTE</text:p>
      <text:p text:style-name="P4"/>
      <text:p text:style-name="P4"/>
      <text:p text:style-name="P3">REQUISISTOS DE SISTEMA</text:p>
      <text:p text:style-name="P1"/>
      <text:p text:style-name="P3">REQUISITOS SERVIDOR</text:p>
      <text:p text:style-name="P1"/>
      <text:p text:style-name="P1"/>
      <text:p text:style-name="P1">SISTEMA OPERATIVO: AppDTE funcionará con cualquier sistema operativo que cuente con maquina virtual de Java 8 (o superior).</text:p>
      <text:p text:style-name="P1"/>
      <text:p text:style-name="P1">SERVIDOR WEB: Se requiere de un servidor de aplicaciones Java como GlassFish 4 o Payara 5. Se descarta la ultima versión de GlassFish 5 por problemas de compatibilidad. Payara 5 hasta ahora mantiene la configuración de la versión 4 de GlassFish.</text:p>
      <text:p text:style-name="P1"/>
      <text:p text:style-name="P1">Bases de Datos: Mysql Server Versión 5.0 en adelante.</text:p>
      <text:p text:style-name="P1"/>
      <text:p text:style-name="P3">ARCHIVOS DE CONFIGURACION</text:p>
      <text:p text:style-name="P1"/>
      <text:p text:style-name="P1"/>
      <text:p text:style-name="P1">AppDTE incluye dos archivos de configuración</text:p>
      <text:p text:style-name="P1"/>
      <text:p text:style-name="P1">appdteconf.xml: Define estructura de carpetas para generación de DTE y AEC</text:p>
      <text:p text:style-name="P1"/>
      <text:p text:style-name="P1">appventa.xml Define la configuración del servidor, para la conexión de bases de datos</text:p>
      <text:p text:style-name="P1"/>
      <text:p text:style-name="P1"/>
      <text:p text:style-name="P3"/>
      <text:p text:style-name="P3">ESTRUCTURA DE CARPETAS Y CONFIGUARACION DE ENTORNO:</text:p>
      <text:p text:style-name="P1"/>
      <text:p text:style-name="P1">AppDTE tiene una estructura de carpetas, las cuales cumplen determinadas funciones estas son definidas en el archivo (appdteconf.xml):</text:p>
      <text:p text:style-name="P1"/>
      <text:p text:style-name="P1">path-caf: Contiene los Códigos de Asignación de Folios, provistos por el SII.</text:p>
      <text:p text:style-name="P1"/>
      <text:p text:style-name="P1">path-certificate: Certificados digitales tributarios de los usuarios del sistema.</text:p>
      <text:p text:style-name="P1"/>
      <text:p text:style-name="P1">path-data: Se utiliza, para manipulación de archivos temporales como timbrado de documentos.</text:p>
      <text:p text:style-name="P1"/>
      <text:p text:style-name="P1">path-download: Carpeta de descargas de Archivos</text:p>
      <text:p text:style-name="P1"/>
      <text:p text:style-name="P1">path-DTE: Carpeta procesamiento de XML de Documentos Tributarios Electrónicos.</text:p>
      <text:p text:style-name="P1"/>
      <text:p text:style-name="P1">path-PDF: Procesiamiento de archivos pdf.</text:p>
      <text:p text:style-name="P1"/>
      <text:p text:style-name="P1"><text:bookmark-start text:name="__DdeLink__2_853894437"/>path<text:bookmark-end text:name="__DdeLink__2_853894437"/>-report: archivos de reportes Jasper.</text:p>
      <text:p text:style-name="P1"/>
      <text:p text:style-name="P1">path-template: Plantillas PDF.</text:p>
      <text:p text:style-name="P1"/>
      <text:p text:style-name="P1"/>
      <text:p text:style-name="P1"/>
      <text:p text:style-name="P1"/>
      <text:p text:style-name="P1"><text:soft-page-break/>environment-url: esta variable define el ambiente del sii a utilizar. Si es maullin.sii.cl se utilizará el ambiente de desarrollo. Si es palena.sii.cl se utilizará el ambient de producción.</text:p>
      <text:p text:style-name="P1"/>
      <text:p text:style-name="P1"/>
      <text:p text:style-name="P2"><text:span text:style-name="T1">s</text:span>erver-auth: <text:span text:style-name="T1">Corresponde al servidor de autenticación del SII. Esta autenticación es necesaria, para consultar el webservice de Aceptación o Reclamo de un DTE. Actualmente se utiliza el servidor palena.sii.cl, para este proposito.</text:span></text:p>
      <text:p text:style-name="P1"/>
      <text:p text:style-name="P5">server-acceptdte: Selecciona el webservice de Aceptación o Reclamo de un DTE. Los valores son los siguientes</text:p>
      <text:p text:style-name="P5"/>
      <text:p text:style-name="P5"><text:tab/><text:tab/> w2.sii.cl: Ambiente de Desarrollo.</text:p>
      <text:p text:style-name="P5"><text:tab/><text:tab/> w1.sii.cl: Ambiente de Producción.</text:p>
      <text:p text:style-name="P1"/>
      <text:p text:style-name="P2">Ejemplo de configuración de la estructura de carpetas y configuración de entorno.</text:p>
      <text:p text:style-name="P2"/>
      <text:p text:style-name="P2">&lt;root&gt; </text:p>
      <text:p text:style-name="P2">&lt;path-certificate&gt;/home/esteban/appdte/certificate/&lt;/path-certificate&gt; – ruta certificado digital --</text:p>
      <text:p text:style-name="P2">&lt;path-caf&gt;/home/esteban/appdte/caf/&lt;/path-caf&gt; – ruta de CAF --</text:p>
      <text:p text:style-name="P2">&lt;path-pdf&gt;/home/esteban/appdte/pdf/&lt;/path-pdf&gt; – ruta de archivos pdf --</text:p>
      <text:p text:style-name="P2">&lt;path-data&gt;/home/esteban/appdte/data/&lt;/path-data&gt; – ruta de archivos temporales --</text:p>
      <text:p text:style-name="P2">&lt;path-DTE&gt;/home/esteban/appdte/DTE/&lt;/path-DTE&gt; – ruta de archivos DTE y AEC --</text:p>
      <text:p text:style-name="P2">&lt;path-img&gt;/home/esteban/appdte/img/&lt;/path-img&gt; </text:p>
      <text:p text:style-name="P2">&lt;path-template&gt;/home/esteban/appdte/template/&lt;/path-template&gt; – ruta de plantillas pdf --</text:p>
      <text:p text:style-name="P2">&lt;path-download&gt;/home/esteban/appdte/download/&lt;/path-download&gt; – ruta de descargas – </text:p>
      <text:p text:style-name="P2">&lt;environment-url&gt;maullin.sii.cl&lt;/environment-url&gt; – ambiente de certificacion o producction –</text:p>
      <text:p text:style-name="P2">&lt;<text:bookmark-start text:name="__DdeLink__247_3537758018"/>server-auth<text:bookmark-end text:name="__DdeLink__247_3537758018"/>&gt;palena.sii.cl&lt;/server-auth&gt; – <text:span text:style-name="T1">servidor de autenticación</text:span> – </text:p>
      <text:p text:style-name="P2">&lt;server-acceptdte&gt;ws2.sii.cl&lt;/server-acceptdte&gt; – <text:span text:style-name="T1">webservice de aceptación o reclamo de DTE</text:span> --</text:p>
      <text:p text:style-name="P2">&lt;/root&gt;</text:p>
      <text:p text:style-name="P1"/>
      <text:p text:style-name="P1"/>
      <text:p text:style-name="P3">CARGA DE ARCHIVOS CAF</text:p>
      <text:p text:style-name="P1"/>
      <text:p text:style-name="P1">Para subir un CAF se debe seguir la siguiente nomenclatura de archivo. EL CAF debe colocarse en la carpeta caf establecida en el archivo de configuración apppdteconf.xml</text:p>
      <text:p text:style-name="P1"/>
      <text:p text:style-name="P1">F+RUT EMPRESA SIN DIGITO VERIIFADOR + T + CODIGO SII + .xml</text:p>
      <text:p text:style-name="P1"/>
      <text:p text:style-name="P1"/>
      <text:p text:style-name="P1"><text:s/>Ejemplo de carga de un CAF tipo Fáctura electrónica:</text:p>
      <text:p text:style-name="P1"/>
      <text:p text:style-name="P1">Suponiendo que la empresa tiene el rut 76040308-3 y desea cargar un caf de Fáctura electrónica, el cual es el código 33 del SII. </text:p>
      <text:p text:style-name="P1"/>
      <text:p text:style-name="P1"><text:s/>F76040308T33.xml</text:p>
      <text:p text:style-name="P1"/>
      <text:p text:style-name="P3">CARGA DE CERTIFICADO DIGITAL</text:p>
      <text:p text:style-name="P1"/>
      <text:p text:style-name="P1">Los certificados digitales de los usuarios deben estar en formato PFX. El archivo debe nombrarse con el nombre de usuario creado en el sistema (sin extensión). <text:s/></text:p>
      <text:p text:style-name="P1"/>
      <text:p text:style-name="P1"/>
      <text:p text:style-name="P3"><text:soft-page-break/>CONFIGURACION DEL SERVIDOR DE BASES DE DATOS</text:p>
      <text:p text:style-name="P1"/>
      <text:p text:style-name="P1"/>
      <text:p text:style-name="P1">&lt;config&gt; </text:p>
      <text:p text:style-name="P1">&lt;server-address&gt;localhost&lt;/server-address&gt; <text:s text:c="3"/>--- DIRECCION IP DEL SERVIDOR <text:s text:c="3"/>---</text:p>
      <text:p text:style-name="P1">&lt;user-name&gt;root&lt;/user-name&gt; <text:tab/> <text:s text:c="14"/>– NOMBRE DE USUARIO MYSQL -----<text:tab/><text:tab/></text:p>
      <text:p text:style-name="P1">&lt;user-pass&gt;esther65&lt;/user-pass&gt; <text:tab/><text:tab/>– <text:s/>PASSWORD USUARIO MYSQL <text:s/>---<text:tab/></text:p>
      <text:p text:style-name="P1">&lt;database-name&gt;AppVentasInventario&lt;/database-name&gt; <text:s/>--- BASES DE DATOS <text:s/>-----</text:p>
      <text:p text:style-name="P1">&lt;path-reports&gt;/home/esteban/appdte/report/&lt;/path-reports&gt; – PATH REPORTES --</text:p>
      <text:p text:style-name="P1">&lt;/config&gt;</text:p>
      <text:p text:style-name="P3"/>
      <text:p text:style-name="P3"/>
      <text:p text:style-name="P3">DATOS USUARIO ADMINISTRADOR:</text:p>
      <text:p text:style-name="P1"/>
      <text:p text:style-name="P1">El nombre de usuario para adminstrar es: admin</text:p>
      <text:p text:style-name="P1"/>
      <text:p text:style-name="P1">Clave: super</text:p>
      <text:p text:style-name="P1"/>
      <text:p text:style-name="P1">El usuario administrador sólo podrá editar la sección de mantención del sistema.</text:p>
      <text:p text:style-name="P1"/>
      <text:p text:style-name="P3"/>
      <text:p text:style-name="P3">CODIGO DE DOCUMENTOS SII:</text:p>
      <text:p text:style-name="P1"/>
      <text:p text:style-name="P1">33: FACTURA ELECTRONICA</text:p>
      <text:p text:style-name="P1"/>
      <text:p text:style-name="P1">61: NOTA DE CREDITO ELECTRONICA</text:p>
      <text:p text:style-name="P1"/>
      <text:p text:style-name="P1">52: GUIA DE DESPACHO ELECTRONICA</text:p>
      <text:p text:style-name="P1"/>
      <text:p text:style-name="P1">56: NOTA DE DEBITO ELECTRONICA</text:p>
      <text:p text:style-name="P1"/>
      <text:p text:style-name="P7">34: FACTURA EXENTA ELECTRON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es" fo:country="ES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s" fo:country="ES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Guenul</meta:initial-creator>
    <meta:creation-date>2020-11-04T10:21:37</meta:creation-date>
    <dc:date>2020-11-23T10:13:00.809799538</dc:date>
    <meta:editing-duration>PT1H38M48S</meta:editing-duration>
    <meta:editing-cycles>9</meta:editing-cycles>
    <meta:generator>LibreOffice/6.1.5.2$Linux_x86 LibreOffice_project/10$Build-2</meta:generator>
    <meta:document-statistic meta:table-count="0" meta:image-count="0" meta:object-count="0" meta:page-count="3" meta:paragraph-count="65" meta:word-count="549" meta:character-count="4374" meta:non-whitespace-character-count="3827"/>
  </office:meta>
</office:document-meta>
</file>